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7224" officeooo:paragraph-rsid="00167224"/>
    </style:style>
    <style:style style:name="P2" style:family="paragraph" style:parent-style-name="Standard">
      <style:text-properties officeooo:rsid="00167224" officeooo:paragraph-rsid="00167224"/>
    </style:style>
    <style:style style:name="P3" style:family="paragraph" style:parent-style-name="Standard">
      <style:text-properties officeooo:rsid="00167224" officeooo:paragraph-rsid="00183044"/>
    </style:style>
    <style:style style:name="P4" style:family="paragraph" style:parent-style-name="Standard">
      <style:text-properties style:text-underline-style="solid" style:text-underline-width="auto" style:text-underline-color="font-color" officeooo:rsid="00167224" officeooo:paragraph-rsid="00167224"/>
    </style:style>
    <style:style style:name="P5" style:family="paragraph" style:parent-style-name="Standard">
      <style:text-properties style:text-underline-style="none" officeooo:rsid="00167224" officeooo:paragraph-rsid="00167224"/>
    </style:style>
    <style:style style:name="P6" style:family="paragraph" style:parent-style-name="Standard">
      <style:text-properties style:text-underline-style="none" officeooo:rsid="00167224" officeooo:paragraph-rsid="00198b44"/>
    </style:style>
    <style:style style:name="P7" style:family="paragraph" style:parent-style-name="Standard">
      <style:text-properties style:text-underline-style="none" officeooo:rsid="00183044" officeooo:paragraph-rsid="00183044"/>
    </style:style>
    <style:style style:name="P8" style:family="paragraph" style:parent-style-name="Standard">
      <style:text-properties style:text-underline-style="none" officeooo:rsid="00183044" officeooo:paragraph-rsid="00198b44"/>
    </style:style>
    <style:style style:name="P9" style:family="paragraph" style:parent-style-name="Standard">
      <style:text-properties style:text-underline-style="none" officeooo:rsid="0018dc9f" officeooo:paragraph-rsid="0018dc9f"/>
    </style:style>
    <style:style style:name="P10" style:family="paragraph" style:parent-style-name="Standard">
      <style:text-properties officeooo:rsid="00167224" officeooo:paragraph-rsid="00198b44"/>
    </style:style>
    <style:style style:name="P11" style:family="paragraph" style:parent-style-name="Standard">
      <style:text-properties officeooo:paragraph-rsid="00183044"/>
    </style:style>
    <style:style style:name="P12" style:family="paragraph" style:parent-style-name="Standard">
      <style:text-properties officeooo:rsid="0018dc9f" officeooo:paragraph-rsid="0018dc9f"/>
    </style:style>
    <style:style style:name="P13" style:family="paragraph" style:parent-style-name="Standard">
      <style:text-properties officeooo:paragraph-rsid="00198b44"/>
    </style:style>
    <style:style style:name="P14" style:family="paragraph" style:parent-style-name="Standard">
      <style:paragraph-properties fo:text-align="justify" style:justify-single-word="false"/>
      <style:text-properties officeooo:paragraph-rsid="00198b44"/>
    </style:style>
    <style:style style:name="P15" style:family="paragraph" style:parent-style-name="Standard">
      <style:paragraph-properties fo:text-align="justify" style:justify-single-word="false"/>
      <style:text-properties officeooo:paragraph-rsid="001acd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3044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3044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89e59"/>
    </style:style>
    <style:style style:name="T7" style:family="text">
      <style:text-properties style:font-name="Liberation Serif" officeooo:rsid="0018dc9f"/>
    </style:style>
    <style:style style:name="T8" style:family="text">
      <style:text-properties style:font-name="Liberation Serif" style:text-underline-style="solid" style:text-underline-width="auto" style:text-underline-color="font-color"/>
    </style:style>
    <style:style style:name="T9" style:family="text">
      <style:text-properties style:font-name="Liberation Serif" style:text-underline-style="none" officeooo:rsid="0018dc9f"/>
    </style:style>
    <style:style style:name="T10" style:family="text">
      <style:text-properties style:font-name="Liberation Serif" style:text-underline-style="none" officeooo:rsid="00198b44"/>
    </style:style>
    <style:style style:name="T11" style:family="text">
      <style:text-properties style:font-name="Liberation Serif" style:text-underline-style="none" officeooo:rsid="001acd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1) Explain features, advantages and limitations of ‘C’ language ?</text:p>
      <text:p text:style-name="P2">(A) <text:span text:style-name="T1">Features:</text:span></text:p>
      <text:p text:style-name="P4"/>
      <text:p text:style-name="P6"><text:s text:c="7"/>-&gt; Procedural oriented : C is an procedural oriented program. It means that it will break the big</text:p>
      <text:p text:style-name="P6"><text:s text:c="12"/>task into small parts to solve.</text:p>
      <text:p text:style-name="P5"/>
      <text:p text:style-name="P6"><text:s text:c="7"/>-&gt; mid-level programming language : It is used to be a high-level programming language. But</text:p>
      <text:p text:style-name="P6"><text:s text:c="11"/>now with the advancement of other programming languages like java, it is called mid-level</text:p>
      <text:p text:style-name="P6"><text:s text:c="11"/>programming language.</text:p>
      <text:p text:style-name="P5"/>
      <text:p text:style-name="P6"><text:s text:c="7"/>-&gt; Rich Library : C provides a lot of inbuilt functions that makes the development fast. These</text:p>
      <text:p text:style-name="P6"><text:s text:c="12"/>inbuilt functions are designed by professional developers. While installing the c software the</text:p>
      <text:p text:style-name="P6"><text:s text:c="12"/>code for those functions were stored in our system as a c library.</text:p>
      <text:p text:style-name="P5"/>
      <text:p text:style-name="P10"><text:span text:style-name="T3"><text:s text:c="7"/>-&gt; Speed : </text:span><text:span text:style-name="T4">As the c language is mid-level language i.e c is less abstract which means that it is</text:span></text:p>
      <text:p text:style-name="P10"><text:span text:style-name="T4"><text:s text:c="12"/>close to machine language. This leads to fast execution.</text:span></text:p>
      <text:p text:style-name="P7"/>
      <text:p text:style-name="P8"><text:s text:c="7"/>-&gt; Pointer : It provides the features of pointers. Using these pointers we can directly interact</text:p>
      <text:p text:style-name="P8"><text:s text:c="12"/>with the memory. Pointers can be used for memory, structures and arrays.</text:p>
      <text:p text:style-name="P7"/>
      <text:p text:style-name="P8"><text:s text:c="7"/>-&gt; Recursion : In c we can call the functions within the functions. It provides code reusability</text:p>
      <text:p text:style-name="P8"><text:s text:c="12"/>for every function.</text:p>
      <text:p text:style-name="P7"/>
      <text:p text:style-name="P7"><text:s text:c="7"/>-&gt; Extendibility : C language can easily be extended with new features.</text:p>
      <text:p text:style-name="P7"/>
      <text:p text:style-name="P3"><text:span text:style-name="T4"><text:s text:c="4"/></text:span><text:span text:style-name="T2">Advantages:</text:span><text:span text:style-name="T3"> </text:span></text:p>
      <text:p text:style-name="P10"><text:span text:style-name="T3"><text:s text:c="5"/>-</text:span><text:span text:style-name="T4">&gt; C language is used in embedded systems. Because processors should be coded with c</text:span></text:p>
      <text:p text:style-name="P10"><text:span text:style-name="T4"><text:s text:c="10"/>language to do the operations. These c coded chips are used in washing machines, air</text:span></text:p>
      <text:p text:style-name="P10"><text:span text:style-name="T4"><text:s text:c="10"/>conditioners. As C is faster than java, most of the companies use ‘c’ for chip design.</text:span></text:p>
      <text:p text:style-name="P3"><text:span text:style-name="T4"/></text:p>
      <text:p text:style-name="P7"><text:s text:c="5"/>-&gt; C language is used in designing 3D games.</text:p>
      <text:p text:style-name="P7"/>
      <text:p text:style-name="P13"><text:span text:style-name="T4"><text:s text:c="5"/>-&gt; </text:span><text:span text:style-name="T5">C language is a building block for many other currently known languages.</text:span><text:span text:style-name="T6"> </text:span><text:span text:style-name="T5">C language has</text:span></text:p>
      <text:p text:style-name="P13"><text:span text:style-name="T5"><text:s text:c="10"/>variety of data types and powerful operators.</text:span></text:p>
      <text:p text:style-name="P11"><text:span text:style-name="T5"/></text:p>
      <text:p text:style-name="P13"><text:span text:style-name="T5"><text:s text:c="5"/>-</text:span><text:span text:style-name="T6">&gt; C is highly portable language. This means that C programs written for one computer can</text:span></text:p>
      <text:p text:style-name="P13"><text:span text:style-name="T6"><text:s text:c="10"/>easily run on another computer without any change or by doing a little change.</text:span></text:p>
      <text:p text:style-name="P11"><text:span text:style-name="T6"/></text:p>
      <text:p text:style-name="P13"><text:span text:style-name="T6"><text:s text:c="5"/>-</text:span><text:span text:style-name="T7">&gt; Another important advantage of C is its ability to extend itself. A C program is basically a</text:span></text:p>
      <text:p text:style-name="P13"><text:span text:style-name="T7"><text:s text:c="10"/>collection of functions that are supported by the C library this makes us easier to add our own</text:span></text:p>
      <text:p text:style-name="P14"><text:span text:style-name="T7"><text:s text:c="10"/>functions to C library.</text:span></text:p>
      <text:p text:style-name="P11"><text:span text:style-name="T7"/></text:p>
      <text:p text:style-name="P14"><text:span text:style-name="T7"><text:s text:c="5"/>-&gt; C language is a structured programming language. This makes user to think of a problem in</text:span></text:p>
      <text:p text:style-name="P14"><text:span text:style-name="T7"><text:s text:c="9"/>terms of function modules or blocks. Collection of these modules makes a complete program.</text:span></text:p>
      <text:p text:style-name="P14"><text:span text:style-name="T7"><text:s text:c="9"/>This modular structure makes program debugging, testing and maintenance easier.</text:span></text:p>
      <text:p text:style-name="P11"><text:span text:style-name="T7"/></text:p>
      <text:p text:style-name="P12"><text:span text:style-name="T5"><text:s text:c="2"/></text:span><text:span text:style-name="T8">Limitations:</text:span></text:p>
      <text:p text:style-name="P12"><text:span text:style-name="T8"/></text:p>
      <text:p text:style-name="P12"><text:span text:style-name="T8"/></text:p>
      <text:p text:style-name="P12"><text:soft-page-break/><text:span text:style-name="T8"/></text:p>
      <text:p text:style-name="P9"><text:span text:style-name="T5"><text:s text:c="8"/>-&gt; C mainly focusses on program and not on data. So there is a problem of data security.</text:span></text:p>
      <text:p text:style-name="P9"><text:span text:style-name="T5"><text:s text:c="4"/></text:span></text:p>
      <text:p text:style-name="P9"><text:span text:style-name="T5"><text:s text:c="8"/>-&gt; C is not reusable, because of this a lot of time is wasted in development.</text:span></text:p>
      <text:p text:style-name="P9"><text:span text:style-name="T5"><text:s/></text:span></text:p>
      <text:p text:style-name="P9"><text:span text:style-name="T5"><text:s text:c="9"/>-&gt; Several lines of code has to be coded which leads to difficulty in understanding the code</text:span></text:p>
      <text:p text:style-name="P9"><text:span text:style-name="T5"><text:s text:c="13"/>and organising the code.</text:span></text:p>
      <text:p text:style-name="P9"><text:span text:style-name="T5"/></text:p>
      <text:p text:style-name="P14"><text:span text:style-name="T9"><text:s text:c="9"/>-&gt; </text:span><text:span text:style-name="T5">C doesn't perform Run Time Type Checking. It only does compile time type checking. At</text:span></text:p>
      <text:p text:style-name="P14"><text:span text:style-name="T5"><text:s text:c="14"/>run time, C doesn't ensure whether correct data type is used instead it perform automatic</text:span></text:p>
      <text:p text:style-name="P14"><text:span text:style-name="T5"><text:s text:c="14"/>type conversion.</text:span></text:p>
      <text:p text:style-name="P13"><text:span text:style-name="T9"/></text:p>
      <text:p text:style-name="P15"><text:span text:style-name="T9"><text:s text:c="9"/>-</text:span><text:span text:style-name="T10">&gt; C does not provides support for namespace like C++. Without Namespace, we cannot</text:span></text:p>
      <text:p text:style-name="P15"><text:span text:style-name="T10"><text:s text:c="14"/>declare two variables of same name.</text:span></text:p>
      <text:p text:style-name="P15"><text:span text:style-name="T10"/></text:p>
      <text:p text:style-name="P15"><text:span text:style-name="T10"><text:s text:c="9"/>-</text:span><text:span text:style-name="T11">&gt; C doesn't support the concept of constructors and destructors.</text:span></text:p>
      <text:p text:style-name="P9"><text:span text:style-name="T5"/></text:p>
      <text:p text:style-name="P1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7224" officeooo:paragraph-rsid="001672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VA- Week 1 – Assignment 3</text:p>
        <text:p text:style-name="MP1">D S R S Var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26:28.507876644</meta:creation-date>
    <meta:editing-duration>PT5M9S</meta:editing-duration>
    <meta:editing-cycles>3</meta:editing-cycles>
    <meta:generator>LibreOffice/5.1.6.2$Linux_X86_64 LibreOffice_project/10m0$Build-2</meta:generator>
    <dc:date>2017-05-04T19:52:25.499354082</dc:date>
    <meta:document-statistic meta:table-count="0" meta:image-count="0" meta:object-count="0" meta:page-count="2" meta:paragraph-count="47" meta:word-count="518" meta:character-count="3332" meta:non-whitespace-character-count="2488"/>
  </office:meta>
</office:document-meta>
</file>